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4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951cm" draw:z-index="0"><draw:image xlink:href="../images/0080.png" xlink:type="simple" xlink:show="embed" xlink:actuate="onLoad"/></draw:frame></text:p>
          </table:table-cell>
          <table:table-cell table:style-name="Table1.B1" office:value-type="string">
            <text:h text:style-name="P2" text:outline-level="1"><text:span text:style-name="T1">Круговой и</text:span>нтег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06cm" svg:height="1.48cm" draw:z-index="1"><draw:image xlink:href="../images/0080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1">Блок</text:span><text:span text:style-name="T12"> векторизован, </text:span><text:span text:style-name="T3">р</text:span><text:span text:style-name="T12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12"><draw:frame draw:style-name="fr3" draw:name="Объект1" text:anchor-type="as-char" svg:width="3.826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,</text:span></text:p>
            <text:p text:style-name="P5"><text:span text:style-name="T12">где </text:span><text:span text:style-name="T13">xᵢ(t) </text:span><text:span text:style-name="T12">–</text:span><text:span text:style-name="T8"> i-</text:span><text:span text:style-name="T3">ый элемент входного сигнала в блок, </text:span><text:span text:style-name="T9">k</text:span><text:span text:style-name="T4">ᵢ </text:span><text:span text:style-name="T12">– элемент вектора коэффициентов усиления, </text:span><text:span text:style-name="T9">y</text:span><text:span text:style-name="T13">ᵢ(t) </text:span><text:span text:style-name="T12">– элемент выходного сигнала из блока.</text:span></text:p>
            <text:p text:style-name="P5"><text:span text:style-name="T12">Причем выходная функция </text:span><text:span text:style-name="T9">y</text:span><text:span text:style-name="T13">ᵢ(t) </text:span><text:span text:style-name="T14">принимает значение в диапазоне от 0 до 2</text:span><text:span text:style-name="T9">Pi</text:span><text:span text:style-name="T10">, </text:span><text:span text:style-name="T5">описывая движение выходной величины по замкнутой окружности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12"><draw:frame draw:style-name="fr3" draw:name="Объект5" text:anchor-type="as-char" svg:width="2.598cm" svg:height="1.168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(</text:span><text:span text:style-name="T3">интегратор),</text:span></text:p>
            <text:p text:style-name="P5">поэтому в пиктограмме блока имеется изображение передаточной функции идеального интегрирующего звена.</text:p>
            <text:p text:style-name="P5"/>
            <text:p text:style-name="P5"><text:span text:style-name="T2">Свойства</text:span>:</text:p>
            <text:list xml:id="list7902695364095645981" text:style-name="L1">
              <text:list-item>
                <text:p text:style-name="P7">Коэффициенты усиления – <text:span text:style-name="T1">вектор </text:span>коэффициентов <text:span text:style-name="T9">k</text:span><text:span text:style-name="T4">ᵢ</text:span>, на который умножается входная величина.</text:p>
              </text:list-item>
              <text:list-item>
                <text:p text:style-name="P7">Начальные условия – вектор начальных значений <text:span text:style-name="T9">y</text:span><text:span text:style-name="T13">ᵢ(</text:span><text:span text:style-name="T9">0</text:span><text:span text:style-name="T13">)</text:span> выходной величины блока.</text:p>
              </text:list-item>
            </text:list>
            <text:p text:style-name="P5"><text:span text:style-name="T6">Примечание:</text:span> по умолчанию блок реализует интегрирование <text:span text:style-name="T6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руговой интегратор</dc:title>
    <dc:date>2016-04-07T14:55:13.62</dc:date>
    <meta:generator>OpenOffice/4.1.1$Win32 OpenOffice.org_project/411m6$Build-9775</meta:generator>
    <meta:editing-duration>PT2H28M29S</meta:editing-duration>
    <meta:editing-cycles>55</meta:editing-cycles>
    <dc:creator>ILYA KUBENSKIY</dc:creator>
    <meta:document-statistic meta:table-count="1" meta:image-count="2" meta:object-count="2" meta:page-count="1" meta:paragraph-count="17" meta:word-count="122" meta:character-count="949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x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